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efd" officeooo:paragraph-rsid="0013defd"/>
    </style:style>
    <style:style style:name="P2" style:family="paragraph" style:parent-style-name="Standard">
      <style:text-properties fo:font-weight="bold" officeooo:rsid="0013defd" officeooo:paragraph-rsid="0013defd" style:font-weight-asian="bold" style:font-weight-complex="bold"/>
    </style:style>
    <style:style style:name="P3" style:family="paragraph" style:parent-style-name="Standard">
      <style:text-properties fo:font-weight="bold" officeooo:rsid="0015bb00" officeooo:paragraph-rsid="0015bb00" style:font-weight-asian="bold" style:font-weight-complex="bold"/>
    </style:style>
    <style:style style:name="P4" style:family="paragraph" style:parent-style-name="Standard">
      <style:text-properties fo:font-weight="bold" officeooo:rsid="001742a3" officeooo:paragraph-rsid="001742a3" style:font-weight-asian="bold" style:font-weight-complex="bold"/>
    </style:style>
    <style:style style:name="P5" style:family="paragraph" style:parent-style-name="Standard">
      <style:text-properties fo:font-weight="normal" officeooo:rsid="001462ff" officeooo:paragraph-rsid="0013defd" style:font-weight-asian="normal" style:font-weight-complex="normal"/>
    </style:style>
    <style:style style:name="P6" style:family="paragraph" style:parent-style-name="Standard">
      <style:text-properties fo:font-weight="normal" officeooo:rsid="001462ff" officeooo:paragraph-rsid="0015bb00" style:font-weight-asian="normal" style:font-weight-complex="normal"/>
    </style:style>
    <style:style style:name="P7" style:family="paragraph" style:parent-style-name="Standard">
      <style:text-properties fo:font-weight="normal" officeooo:rsid="001462ff" officeooo:paragraph-rsid="001742a3" style:font-weight-asian="normal" style:font-weight-complex="normal"/>
    </style:style>
    <style:style style:name="P8" style:family="paragraph" style:parent-style-name="Standard">
      <style:text-properties fo:font-weight="normal" officeooo:rsid="00140cf1" officeooo:paragraph-rsid="0013defd" style:font-weight-asian="normal" style:font-weight-complex="normal"/>
    </style:style>
    <style:style style:name="P9" style:family="paragraph" style:parent-style-name="Standard">
      <style:text-properties fo:font-weight="normal" officeooo:rsid="00140cf1" officeooo:paragraph-rsid="0015bb00" style:font-weight-asian="normal" style:font-weight-complex="normal"/>
    </style:style>
    <style:style style:name="P10" style:family="paragraph" style:parent-style-name="Standard">
      <style:text-properties fo:font-weight="normal" officeooo:rsid="00140cf1" officeooo:paragraph-rsid="001742a3" style:font-weight-asian="normal" style:font-weight-complex="normal"/>
    </style:style>
    <style:style style:name="P11" style:family="paragraph" style:parent-style-name="Standard">
      <style:text-properties fo:font-weight="normal" officeooo:rsid="0013defd" officeooo:paragraph-rsid="0013defd" style:font-weight-asian="normal" style:font-weight-complex="normal"/>
    </style:style>
    <style:style style:name="P12" style:family="paragraph" style:parent-style-name="Standard">
      <style:text-properties fo:font-weight="normal" officeooo:rsid="0015bb00" officeooo:paragraph-rsid="0015bb00" style:font-weight-asian="normal" style:font-weight-complex="normal"/>
    </style:style>
    <style:style style:name="P13" style:family="paragraph" style:parent-style-name="Standard">
      <style:text-properties fo:font-weight="normal" officeooo:rsid="0015bb00" officeooo:paragraph-rsid="00185de6" style:font-weight-asian="normal" style:font-weight-complex="normal"/>
    </style:style>
    <style:style style:name="P14" style:family="paragraph" style:parent-style-name="Standard">
      <style:text-properties fo:font-weight="normal" officeooo:rsid="001742a3" officeooo:paragraph-rsid="001742a3" style:font-weight-asian="normal" style:font-weight-complex="normal"/>
    </style:style>
    <style:style style:name="P15" style:family="paragraph" style:parent-style-name="Standard">
      <style:text-properties fo:font-weight="normal" officeooo:rsid="00185de6" officeooo:paragraph-rsid="00185de6" style:font-weight-asian="normal" style:font-weight-complex="normal"/>
    </style:style>
    <style:style style:name="P16" style:family="paragraph" style:parent-style-name="Standard">
      <style:text-properties officeooo:rsid="001462ff" officeooo:paragraph-rsid="0013defd"/>
    </style:style>
    <style:style style:name="P17" style:family="paragraph" style:parent-style-name="Standard">
      <style:text-properties officeooo:rsid="001462ff" officeooo:paragraph-rsid="0015bb00"/>
    </style:style>
    <style:style style:name="P18" style:family="paragraph" style:parent-style-name="Standard">
      <style:text-properties officeooo:rsid="001462ff" officeooo:paragraph-rsid="001742a3"/>
    </style:style>
    <style:style style:name="T1" style:family="text">
      <style:text-properties officeooo:rsid="0013defd"/>
    </style:style>
    <style:style style:name="T2" style:family="text">
      <style:text-properties fo:font-weight="normal" officeooo:rsid="001462ff" style:font-weight-asian="normal" style:font-weight-complex="normal"/>
    </style:style>
    <style:style style:name="T3" style:family="text">
      <style:text-properties fo:font-weight="normal" officeooo:rsid="0013defd" style:font-weight-asian="normal" style:font-weight-complex="normal"/>
    </style:style>
    <style:style style:name="T4" style:family="text">
      <style:text-properties fo:font-weight="normal" officeooo:rsid="0015bb00" style:font-weight-asian="normal" style:font-weight-complex="normal"/>
    </style:style>
    <style:style style:name="T5" style:family="text">
      <style:text-properties officeooo:rsid="001462ff"/>
    </style:style>
    <style:style style:name="T6" style:family="text">
      <style:text-properties officeooo:rsid="001562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bb00"/>
    </style:style>
    <style:style style:name="T9" style:family="text">
      <style:text-properties officeooo:rsid="001742a3"/>
    </style:style>
    <style:style style:name="T10" style:family="text">
      <style:text-properties officeooo:rsid="00185d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VIDERI NORTH</text:span></text:p>
      <text:p text:style-name="P16"><text:span text:style-name="T3">Guangyi</text:span><text:span text:style-name="T1"> is a</text:span> goal-driven, responsible and <text:span text:style-name="T1">experienced</text:span> machine learning <text:span text:style-name="T1">researcher</text:span> that thrive<text:span text:style-name="T1">s</text:span> in <text:span text:style-name="T1">agile research</text:span> <text:span text:style-name="T1">environments</text:span>. For the next step of <text:span text:style-name="T1">his</text:span> career, <text:span text:style-name="T1">he</text:span> <text:span text:style-name="T1">wants</text:span> to be involved in building next-generation software solutions based on modern deep learning frameworks. </text:p>
      <text:p text:style-name="P16"><text:s text:c="2"/></text:p>
      <text:p text:style-name="P8"><text:span text:style-name="T1">He brings</text:span> extensive experience in computer vision applied research including in object recognition, segmentation and <text:span text:style-name="T5">tracking, using both classical machine learning and deep learning frameworks. He was involved in a wide range of applications centered around the interpretation of human behaviour and industrial operations. He also brings high-value complementary set of skills from digital signal processing and physical simulations.</text:span></text:p>
      <text:p text:style-name="P8"/>
      <text:p text:style-name="P5">During our last conversation, <text:span text:style-name="T1">he</text:span> mentioned <text:span text:style-name="T1">he was</text:span> open to offers and would consider moving to their next challenge within a couple of weeks.</text:p>
      <text:p text:style-name="P8"/>
      <text:p text:style-name="P5">Please reach out to me for any inquiry, I would be glad to schedule an interview with you<text:span text:style-name="T6">r</text:span> recrui<text:span text:style-name="T6">tment</text:span> team.</text:p>
      <text:p text:style-name="P5"/>
      <text:p text:style-name="P5">Kind regards,</text:p>
      <text:p text:style-name="P5"/>
      <text:p text:style-name="P5">Nihel Debbih</text:p>
      <text:p text:style-name="P5">TalentIA Inc.</text:p>
      <text:p text:style-name="P5">514 688 9939</text:p>
      <text:p text:style-name="P5"/>
      <text:p text:style-name="P1"><text:a xlink:type="simple" xlink:href="https://ca.indeed.com/viewjob?cmp=Videri-North&amp;t=Computer+Vision+Developer&amp;jk=04ac23237ef3f42b&amp;sjdu=vQIlM60yK_PwYat7ToXhk0W6TWNP0ye88XLqXk1um49ze_Dkg3zLDpUNwFD4wcS0ySDb6g6YOErnwBRgLfdIa_bxxTqleuA6nWoqJAMzjSQ&amp;tk=1e1i0hr0840hn800&amp;adid=324619503&amp;pub=4a1b367933fd867b19b072952f68dceb&amp;vjs=3" text:style-name="Internet_20_link" text:visited-style-name="Visited_20_Internet_20_Link">https://ca.indeed.com/viewjob?cmp=Videri-North&amp;t=Computer+Vision+Developer&amp;jk=04ac23237ef3f42b&amp;sjdu=vQIlM60yK_PwYat7ToXhk0W6TWNP0ye88XLqXk1um49ze_Dkg3zLDpUNwFD4wcS0ySDb6g6YOErnwBRgLfdIa_bxxTqleuA6nWoqJAMzjSQ&amp;tk=1e1i0hr0840hn800&amp;adid=324619503&amp;pub=4a1b367933fd867b19b072952f68dceb&amp;vjs=3</text:a></text:p>
      <text:p text:style-name="P11"/>
      <text:p text:style-name="P11"/>
      <text:p text:style-name="P2">AIRY3D</text:p>
      <text:p text:style-name="P17"><text:span text:style-name="T3">Guangyi</text:span><text:span text:style-name="T1"> is a</text:span> goal-driven, responsible and <text:span text:style-name="T8">rigorous</text:span> machine learning <text:span text:style-name="T1">researcher</text:span> that thrive<text:span text:style-name="T1">s</text:span> in <text:span text:style-name="T1">agile research</text:span> <text:span text:style-name="T1">environments</text:span>. For the next step of <text:span text:style-name="T1">his</text:span> career, <text:span text:style-name="T1">he</text:span> <text:span text:style-name="T1">wants</text:span> to be involved in building next-generation software solutions based on modern deep learning frameworks. </text:p>
      <text:p text:style-name="P17"><text:s text:c="2"/></text:p>
      <text:p text:style-name="P9"><text:span text:style-name="T1">He brings</text:span> extensive experience in computer vision applied research including in object recognition, segmentation and <text:span text:style-name="T5">tracking, using both classical machine learning and deep learning frameworks. He was involved in a wide range of applications centered around the interpretation of human behaviour and industrial operations. He also brings high-value complementary set of skills from digital signal processing and physical simulations.</text:span></text:p>
      <text:p text:style-name="P9"/>
      <text:p text:style-name="P6">During our last conversation, <text:span text:style-name="T1">he</text:span> mentioned <text:span text:style-name="T1">he was</text:span> open to offers and would consider moving to their next challenge within a couple of weeks.</text:p>
      <text:p text:style-name="P9"/>
      <text:p text:style-name="P6">Please reach out to me for any inquiry, I would be glad to schedule an interview with you<text:span text:style-name="T6">r</text:span> recrui<text:span text:style-name="T6">tment</text:span> team.</text:p>
      <text:p text:style-name="P6"/>
      <text:p text:style-name="P6">Kind regards,</text:p>
      <text:p text:style-name="P6"/>
      <text:p text:style-name="P6"><text:soft-page-break/>Nihel Debbih</text:p>
      <text:p text:style-name="P6">TalentIA Inc.</text:p>
      <text:p text:style-name="P6"/>
      <text:p text:style-name="P12"><text:a xlink:type="simple" xlink:href="https://ca.indeed.com/viewjob?jk=3739d6fe3d28ab36&amp;tk=1e1i0if3vqjti800&amp;from=serp&amp;vjs=3&amp;advn=6743946619523466&amp;adid=311227314&amp;sjdu=lHC2kfUbh0vyUZ7gxvbtcmpDz0oM119gnhQ3731QnriIE5ufH4_dZ3VB18UoNEg7_QbZBTxxpaAGa9aAwWr8BNAnxVcxsydEmdj64_nE5ViUMLNT3keCX0-gUWu91pKSakp8iDu6JdC7-bhWEDpMJA" text:style-name="Internet_20_link" text:visited-style-name="Visited_20_Internet_20_Link">https://ca.indeed.com/viewjob?jk=3739d6fe3d28ab36&amp;tk=1e1i0if3vqjti800&amp;from=serp&amp;vjs=3&amp;advn=6743946619523466&amp;adid=311227314&amp;sjdu=lHC2kfUbh0vyUZ7gxvbtcmpDz0oM119gnhQ3731QnriIE5ufH4_dZ3VB18UoNEg7_QbZBTxxpaAGa9aAwWr8BNAnxVcxsydEmdj64_nE5ViUMLNT3keCX0-gUWu91pKSakp8iDu6JdC7-bhWEDpMJA</text:a></text:p>
      <text:p text:style-name="P12"/>
      <text:p text:style-name="P12"/>
      <text:p text:style-name="P3">GlobalVision, Inc.</text:p>
      <text:p text:style-name="P17"><text:span text:style-name="T3">Guangyi </text:span><text:span text:style-name="T4">(senior) and Samer</text:span><text:span text:style-name="T1"> (junior) are</text:span> goal-driven, responsible and <text:span text:style-name="T8">enthusiast</text:span> machine learning <text:span text:style-name="T1">researcher</text:span> <text:span text:style-name="T8">who</text:span> thrive in <text:span text:style-name="T1">agile research</text:span> <text:span text:style-name="T1">environments</text:span>. For the<text:span text:style-name="T8">ir</text:span> next step of <text:span text:style-name="T1">his</text:span> career, <text:span text:style-name="T8">they</text:span> <text:span text:style-name="T1">want</text:span> to be involved in building next-generation software solutions based on modern deep learning frameworks. </text:p>
      <text:p text:style-name="P17"><text:s text:c="2"/></text:p>
      <text:p text:style-name="P9"><text:span text:style-name="T8">They bring</text:span> experience in computer vision applied research including in object recognition, segmentation and <text:span text:style-name="T5">tracking, using both classical machine learning and deep learning frameworks. They were involved in a wide range of applications centered around the interpretation of human behaviour and industrial operations. </text:span></text:p>
      <text:p text:style-name="P9"/>
      <text:p text:style-name="P6">During our last conversation, <text:span text:style-name="T9">they</text:span> mentioned <text:span text:style-name="T9">they were</text:span> open to offers and would consider moving to their next challenge within a couple of weeks.</text:p>
      <text:p text:style-name="P9"/>
      <text:p text:style-name="P6">Please reach out to me for any inquiry, I would be glad to schedule an interview with you<text:span text:style-name="T6">r</text:span> recrui<text:span text:style-name="T6">tment</text:span> team.</text:p>
      <text:p text:style-name="P6"/>
      <text:p text:style-name="P6">Kind regards,</text:p>
      <text:p text:style-name="P6"/>
      <text:p text:style-name="P6">Nihel Debbih</text:p>
      <text:p text:style-name="P6">TalentIA Inc.</text:p>
      <text:p text:style-name="P6"/>
      <text:p text:style-name="P13"><text:span text:style-name="T10">https://ca.indeed.com/viewjob?jk=6e98a3b11794e27d&amp;q=c%2B%2B+opencv&amp;l=Montr%C3%A9al%2C+QC&amp;tk=1e1i0hr0840hn800&amp;from=web&amp;vjs=3</text:span></text:p>
      <text:p text:style-name="P12"/>
      <text:p text:style-name="P12"/>
      <text:p text:style-name="P4">EIDOS MONTREAL</text:p>
      <text:p text:style-name="P14"/>
      <text:p text:style-name="P14">Guangyi <text:span text:style-name="T1">a goal-driven, responsible and rigorous machine learning </text:span>specialist<text:span text:style-name="T1"> that thrives in agile research environments. For the next step of his career, he wants to be involved in building next-generation software solutions based on modern deep learning frameworks. </text:span></text:p>
      <text:p text:style-name="P18"><text:s text:c="2"/></text:p>
      <text:p text:style-name="P10"><text:span text:style-name="T1">He brings</text:span> extensive experience in computer vision applied research including in object recognition, segmentation and <text:span text:style-name="T5">tracking, using both classical machine learning and deep learning frameworks. He was involved in a wide range of applications centered around the interpretation of human behaviour and industrial operations. His background allows him to stay up-to-date with the most recent developments in applied research and adapt to shifts in this field.</text:span></text:p>
      <text:p text:style-name="P10"/>
      <text:p text:style-name="P7">During our last conversation, <text:span text:style-name="T1">he</text:span> mentioned <text:span text:style-name="T1">he was</text:span> open to offers and would consider moving to <text:span text:style-name="T9">his</text:span> next challenge within a couple of weeks.</text:p>
      <text:p text:style-name="P10"><text:soft-page-break/></text:p>
      <text:p text:style-name="P7">Please reach out to me for any inquiry, I would be glad to schedule an interview with you<text:span text:style-name="T6">r</text:span> recrui<text:span text:style-name="T6">tment</text:span> team.</text:p>
      <text:p text:style-name="P7"/>
      <text:p text:style-name="P7">Kind regards,</text:p>
      <text:p text:style-name="P7"/>
      <text:p text:style-name="P7">Nihel Debbih</text:p>
      <text:p text:style-name="P7">TalentIA Inc.</text:p>
      <text:p text:style-name="P7"/>
      <text:p text:style-name="P14"><text:a xlink:type="simple" xlink:href="https://ca.indeed.com/viewjob?jk=1126c75b0be28689&amp;tk=1e1i0hr0840hn800&amp;from=serp&amp;vjs=3" text:style-name="Internet_20_link" text:visited-style-name="Visited_20_Internet_20_Link">https://ca.indeed.com/viewjob?jk=1126c75b0be28689&amp;tk=1e1i0hr0840hn800&amp;from=serp&amp;vjs=3</text:a></text:p>
      <text:p text:style-name="P14"/>
      <text:p text:style-name="P14"/>
      <text:p text:style-name="P14"/>
      <text:p text:style-name="P4">CRIM MONTREAL</text:p>
      <text:p text:style-name="P14"/>
      <text:p text:style-name="P14">Guangyi <text:span text:style-name="T1">a goal-driven, responsible and rigorous machine learning </text:span>specialist<text:span text:style-name="T1"> that thrives in </text:span>cutting-edge<text:span text:style-name="T1"> research environments. For the next step of his career, he wants to be involved in building next-generation software solutions based on modern deep learning frameworks. </text:span></text:p>
      <text:p text:style-name="P18"><text:s text:c="2"/></text:p>
      <text:p text:style-name="P10"><text:span text:style-name="T1">He brings</text:span> extensive experience in computer vision applied research including in object recognition, segmentation and <text:span text:style-name="T5">tracking, using both classical machine learning and deep learning frameworks. He was involved in a wide range of applications centered around the interpretation of human behaviour and industrial operations. He has a competitive academic background with several publications in peer-reviewed journals and conferences.</text:span></text:p>
      <text:p text:style-name="P10"/>
      <text:p text:style-name="P7">During our last conversation, <text:span text:style-name="T1">he</text:span> mentioned <text:span text:style-name="T1">he was</text:span> open to offers and would consider moving to <text:span text:style-name="T9">his</text:span> next challenge within a couple of weeks.</text:p>
      <text:p text:style-name="P10"/>
      <text:p text:style-name="P7">Please reach out to me for any inquiry, I would be glad to schedule an interview with you<text:span text:style-name="T6">r</text:span> recrui<text:span text:style-name="T6">tment</text:span> team.</text:p>
      <text:p text:style-name="P7"/>
      <text:p text:style-name="P7">Kind regards,</text:p>
      <text:p text:style-name="P7"/>
      <text:p text:style-name="P7">Nihel Debbih</text:p>
      <text:p text:style-name="P7">TalentIA Inc.</text:p>
      <text:p text:style-name="P7"/>
      <text:p text:style-name="P15">https://ca.indeed.com/viewjob?jk=efe0b37116fa933b&amp;q=c%2B%2B+opencv&amp;l=Montr%C3%A9al%2C+QC&amp;tk=1e1i0hr0840hn800&amp;from=web&amp;vjs=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22:01.804271130</meta:creation-date>
    <dc:date>2020-02-20T14:56:52.317492598</dc:date>
    <meta:editing-duration>PT3M2S</meta:editing-duration>
    <meta:editing-cycles>1</meta:editing-cycles>
    <meta:document-statistic meta:table-count="0" meta:image-count="0" meta:object-count="0" meta:page-count="3" meta:paragraph-count="51" meta:word-count="748" meta:character-count="5870" meta:non-whitespace-character-count="5152"/>
    <meta:generator>LibreOffice/5.1.6.2$Linux_X86_64 LibreOffice_project/10m0$Build-2</meta:generator>
  </office:meta>
</office:document-meta>
</file>